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dedInputStream.setPropagateClose( boolean propagate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InputStream.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undedInputStream.skip( long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undedIn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oundedInputStre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unded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InputStream.isPropagate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unded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undedInputStream.BoundedInputStream( InputStream in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undedInputStream.Bounded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InputStream.read( byte [ ] b , int off , int 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